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dc6b62" officeooo:paragraph-rsid="00dc6b62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ddf9e6" officeooo:paragraph-rsid="00ddf9e6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de8e0a" officeooo:paragraph-rsid="00de8e0a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e247d6" officeooo:paragraph-rsid="00e247d6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e389f7" officeooo:paragraph-rsid="00e389f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e3e838" officeooo:paragraph-rsid="00e3e838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e61d2c" officeooo:paragraph-rsid="00e61d2c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4a7e7" officeooo:paragraph-rsid="00752f12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e6959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4a7e7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c74a6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d67cb2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85cc5b"/>
    </style:style>
    <style:style style:name="P29" style:family="paragraph" style:parent-style-name="Standard">
      <style:paragraph-properties fo:text-align="justify" style:justify-single-word="false"/>
      <style:text-properties officeooo:paragraph-rsid="00d3360e"/>
    </style:style>
    <style:style style:name="P30" style:family="paragraph" style:parent-style-name="Standard">
      <style:paragraph-properties fo:text-align="justify" style:justify-single-word="false" fo:break-before="page"/>
      <style:text-properties officeooo:paragraph-rsid="00d2bed4"/>
    </style:style>
    <style:style style:name="P31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52f12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a047ef" style:font-name-asian="Times New Roman1" style:font-weight-asian="bold" style:font-size-complex="14pt"/>
    </style:style>
    <style:style style:name="T10" style:family="text">
      <style:text-properties style:font-name="Times New Roman" fo:font-size="14pt" fo:language="uk" fo:country="UA" fo:font-weight="bold" officeooo:rsid="0074a7e7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uk" fo:country="UA" fo:font-weight="bold" officeooo:rsid="00752f12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uk" fo:country="UA" fo:font-weight="normal" officeooo:rsid="0074a7e7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dd2d43"/>
    </style:style>
    <style:style style:name="T15" style:family="text">
      <style:text-properties officeooo:rsid="00e0d16a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5cm" draw:visible-area-height="5.02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8">Лабораторна робота №</text:span><text:span text:style-name="T9">4</text:span></text:p>
      <text:p text:style-name="P9"><text:span text:style-name="T8"><text:line-break/></text:span><text:span text:style-name="T1">з дисципліни «</text:span><text:span text:style-name="T2">Комп’ютерна графіка</text:span><text:span text:style-name="T7">»</text:span></text:p>
      <text:p text:style-name="P8"/>
      <text:p text:style-name="P1"><text:span text:style-name="T3">на тему: </text:span><text:span text:style-name="T4">«Тривимірна Графіка з використання <text:s/>бібліотеки OpenGL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Є.</text:p>
      <text:p text:style-name="P11">Прийняла: </text:p>
      <text:p text:style-name="P12">Нежуміра О.І.</text:p>
      <text:p text:style-name="P13"><text:tab/></text:p>
      <text:p text:style-name="P14"><text:span text:style-name="T5">Дніпро, 202</text:span><text:span text:style-name="T6">1</text:span></text:p>
      <text:p text:style-name="P15"/>
      <text:p text:style-name="P23"/>
      <text:p text:style-name="P25"/>
      <text:p text:style-name="P30"><text:span text:style-name="T10">Тема. </text:span><text:span text:style-name="T12">Тривимірна Графіка з використання <text:s/>бібліотеки OpenGL.</text:span></text:p>
      <text:p text:style-name="P29"><text:span text:style-name="T10">Мета. </text:span><text:span text:style-name="T12">Вивчення механізмів OpenGL для формування тривимірних зображень.</text:span></text:p>
      <text:p text:style-name="P25"/>
      <text:p text:style-name="P28"><text:span text:style-name="T10">Текст програм</text:span><text:span text:style-name="T11">и.</text:span><text:span text:style-name="T10"> </text:span><text:a xlink:type="simple" xlink:href="https://github.com/dazzlemon/diit_121-ipz_y2_cg/tree/main/4/src" text:style-name="Internet_20_link" text:visited-style-name="Visited_20_Internet_20_Link"><text:span text:style-name="T12">github</text:span></text:a></text:p>
      <text:p text:style-name="P28"><text:span text:style-name="T10">Демонстрац</text:span><text:span text:style-name="T11">і</text:span><text:span text:style-name="T10">я р</text:span><text:span text:style-name="T11">о</text:span><text:span text:style-name="T10">бот</text:span><text:span text:style-name="T11">и</text:span><text:span text:style-name="T10"> програм</text:span><text:span text:style-name="T11">и.</text:span><text:span text:style-name="T10"> </text:span><text:a xlink:type="simple" xlink:href="https://youtu.be/6cigRSys7zE" text:style-name="Internet_20_link" text:visited-style-name="Visited_20_Internet_20_Link"><text:span text:style-name="T12">youtube</text:span></text:a></text:p>
      <text:p text:style-name="P26"/>
      <text:p text:style-name="P26">Завдання. <text:span text:style-name="T13">Створити тривимірне зображення, яке повторює плоске зображення з ЛР2. Виконати афінні перетворення отриманого зображення використовуючи засоби бібліотеки OpenGL, реалізувати поворот і масштабування всієї отриманої фігури. Включити і налаштувати освітлення об'єктів.</text:span></text:p>
      <text:p text:style-name="P24"/>
      <text:p text:style-name="P27">Опис використаних в програмі графічних засобів бібліотеки OpenGL.</text:p>
      <text:p text:style-name="P16"><text:span text:style-name="T14">g</text:span>lLight, glEnable(GL_LIGTHING), etc — освітлення</text:p>
      <text:p text:style-name="P17">gluPerspective — перспективна матриця трансформації</text:p>
      <text:p text:style-name="P18">glColor, glEnable(GL_COLOR_MATERIAL) — колір вершини/<text:span text:style-name="T15">поверхні</text:span></text:p>
      <text:p text:style-name="P19">glRotate, glScale, glTranslate — афінні перетворення</text:p>
      <text:p text:style-name="P20">gluSphere — сфера та еліпсоїд</text:p>
      <text:p text:style-name="P21">glVertex — встановлення координат вершини</text:p>
      <text:p text:style-name="P21">glBegin(GL_LINES, GL_QUADS) — лінії/квадратні поверхні</text:p>
      <text:p text:style-name="P27"/>
      <text:p text:style-name="P27">Аналіз результатів, висновки.</text:p>
      <text:p text:style-name="P22">Бібліотека OpenGL відносно незручна через низькорівневість, але вона досить потужна і дозволяє відтворювати складні зображення досить швидко. На мою думку бібліотеці не вистачає класів або типів даних для збереження примітиві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4-24T04:11:51.655483212</dc:date>
    <meta:editing-duration>PT9H21M18S</meta:editing-duration>
    <meta:editing-cycles>193</meta:editing-cycles>
    <meta:generator>LibreOffice/7.0.5.2$Linux_X86_64 LibreOffice_project/00$Build-2</meta:generator>
    <meta:document-statistic meta:table-count="0" meta:image-count="0" meta:object-count="1" meta:page-count="2" meta:paragraph-count="30" meta:word-count="167" meta:character-count="1483" meta:non-whitespace-character-count="1331"/>
  </office:meta>
</office:document-meta>
</file>